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36in"/>
    </style:style>
    <style:style style:name="Table1.C" style:family="table-column">
      <style:table-column-properties style:column-width="5.1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d19bf" officeooo:paragraph-rsid="002d19bf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Liberation Serif" fo:letter-spacing="normal" fo:font-style="normal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6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7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8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9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3" style:family="text">
      <style:text-properties style:font-name="Liberation Serif" officeooo:rsid="00164acb"/>
    </style:style>
    <style:style style:name="T14" style:family="text">
      <style:text-properties officeooo:rsid="0016919b"/>
    </style:style>
    <style:style style:name="T15" style:family="text">
      <style:text-properties officeooo:rsid="00199d64"/>
    </style:style>
    <style:style style:name="T16" style:family="text">
      <style:text-properties officeooo:rsid="001be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icChat</text:p>
      <text:p text:style-name="P20">CS1530 Sprint 1-Deliverable 1</text:p>
      <text:p text:style-name="P16"><text:span text:style-name="T16">Due Date: </text:span>June 10<text:span text:style-name="T1">th</text:span> 2015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Team Members:</text:p>
      <text:p text:style-name="P17">Blaise Clair - <text:span text:style-name="T14">Product Owner</text:span></text:p>
      <text:p text:style-name="P18">Andrew Harper – Software Developer</text:p>
      <text:p text:style-name="P16">Neel Kowdley - <text:span text:style-name="T15">Software Developer</text:span></text:p>
      <text:p text:style-name="P13"><text:span text:style-name="T13">Dom G</text:span><text:span text:style-name="T2">rigore - </text:span><text:span text:style-name="T4">Quality Assurance Manager</text:span></text:p>
      <text:p text:style-name="P27"><text:span text:style-name="T4"/></text:p>
      <text:p text:style-name="P14"><text:span text:style-name="T5">User Stories and Backlog:</text:span></text:p>
      <text:p text:style-name="P15"/>
      <text:p text:style-name="P22"><text:span text:style-name="T3">How User Stories are Developed:</text:span></text:p>
      <text:p text:style-name="P23"><text:span text:style-name="T3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23"/>
      <text:p text:style-name="P23"><text:span text:style-name="T3"><text:tab/></text:span><text:span text:style-name="T6">W</text:span><text:span text:style-name="T3">e were able </text:span><text:span text:style-name="T6">to come up with User Stories by evaluating each requirement, and determining which person in the development and use in the project would benefit from the requir</text:span><text:span text:style-name="T7">e</text:span><text:span text:style-name="T6">ment.</text:span></text:p>
      <text:p text:style-name="P23"/>
      <text:p text:style-name="P24"><text:span text:style-name="T6">P</text:span><text:span text:style-name="T3">riorities for each user story were determined by a number of characteristics:</text:span></text:p>
      <text:p text:style-name="P24"><text:span text:style-name="T3">1) If a user story “blocked” other user stories or backlog items. <text:s/>This would occur if <text:s/>one user story is dependent on, or unable to be worked on until another story being completed. <text:s/></text:span><text:span text:style-name="T10">The “blocking story” should be given a higher priority.</text:span></text:p>
      <text:p text:style-name="P24"><text:span text:style-name="T3">2) How integral the user story is to the client. <text:s/>If the user story is important to the client in the overall product, </text:span><text:span text:style-name="T10">it should have a higher priority.</text:span></text:p>
      <text:p text:style-name="P25"><text:span text:style-name="T3">3) </text:span><text:span text:style-name="T8"><text:s/></text:span><text:span text:style-name="T9">H</text:span><text:span text:style-name="T8">ow much benefit would be gained from completing the project</text:span><text:span text:style-name="T3">. If the user story is </text:span><text:span text:style-name="T9">contains a major feature, it should have a higher priority.</text:span></text:p>
      <text:p text:style-name="P25"/>
      <text:p text:style-name="P26"><text:span text:style-name="T9">O</text:span><text:span text:style-name="T3">u</text:span><text:span text:style-name="T11">r User Stories</text:span><text:span text:style-name="T3">, ranked </text:span><text:span text:style-name="T12">by priority</text:span><text:span text:style-name="T3"> is as follows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0">Priority(1 is highest)</text:p>
          </table:table-cell>
          <table:table-cell table:style-name="Table1.A1" office:value-type="string">
            <text:p text:style-name="P2">User Story Number</text:p>
          </table:table-cell>
          <table:table-cell table:style-name="Table1.C1" office:value-type="string">
            <text:p text:style-name="P2">User Story: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3">As a user, I want to have a Maps interface with locations of posts marked, so that I am able to view where my friends are when they make posts.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2">2</text:p>
          </table:table-cell>
          <table:table-cell table:style-name="Table1.C2" office:value-type="string">
            <text:p text:style-name="P4">As a developer, I want a back end database so that I can easily store and retrieve data about posts.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7">As a user, I want to be able to make text posts with the location of the post, so that I can create content for people to see.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5">As a user, I want the ability to upload photos, so that I can share cool pictures with their locations for my friends to see.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9">4</text:p>
          </table:table-cell>
          <table:table-cell table:style-name="Table1.C2" office:value-type="string">
            <text:p text:style-name="P9">As a user, I want to be able to log onto the site with a profile, in order to save my settings and preferences.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1">5</text:p>
          </table:table-cell>
          <table:table-cell table:style-name="Table1.C2" office:value-type="string">
            <text:p text:style-name="P11">As a user, I want to be able to search by location and by user name, in order to filter the amount of posts visible on my screen.</text:p>
          </table:table-cell>
        </table:table-row>
        <text:soft-page-break/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2">13</text:p>
          </table:table-cell>
          <table:table-cell table:style-name="Table1.C2" office:value-type="string">
            <text:p text:style-name="P12">As a user, I want to be able to choose whether I want to share my location or not, so that I can keep my whereabouts private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</table:table>
      <text:p text:style-name="P2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8:11:17.899065835</dc:date>
    <dc:creator>Neel Kowdley</dc:creator>
    <meta:editing-duration>PT1H28M11S</meta:editing-duration>
    <meta:editing-cycles>30</meta:editing-cycles>
    <meta:generator>LibreOffice/4.2.8.2$Linux_X86_64 LibreOffice_project/420m0$Build-2</meta:generator>
    <meta:document-statistic meta:table-count="1" meta:image-count="0" meta:object-count="0" meta:page-count="3" meta:paragraph-count="49" meta:word-count="443" meta:character-count="2301" meta:non-whitespace-character-count="1898"/>
  </office:meta>
</office:document-meta>
</file>